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mpány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pok</text:p>
          </table:table-cell>
          <table:table-cell office:value-type="string" calcext:value-type="string">
            <text:p>1..10</text:p>
          </table:table-cell>
          <table:table-cell office:value-type="string" calcext:value-type="string">
            <text:p>11..20</text:p>
          </table:table-cell>
          <table:table-cell office:value-type="string" calcext:value-type="string">
            <text:p>21..3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98" calcext:value-type="float">
            <text:p>98</text:p>
          </table:table-cell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97" calcext:value-type="float">
            <text:p>97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>
            <draw:frame draw:z-index="0" draw:style-name="gr1" draw:text-style-name="P1" svg:width="15.8cm" svg:height="9cm" svg:x="0cm" svg:y="-0.001cm">
              <draw:object draw:notify-on-update-of-ranges="Kampány.B1:Kampány.D1 Kampány.A2:Kampány.A2 Kampány.B2:Kampány.D2 Kampány.A3:Kampány.A3 Kampány.B3:Kampány.D3 Kampány.A4:Kampány.A4 Kampány.B4:Kampány.D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date-style style:name="N14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4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2"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2:41:38.662883660</meta:creation-date>
    <meta:editing-duration>P0D</meta:editing-duration>
    <meta:editing-cycles>1</meta:editing-cycles>
    <meta:generator>LibreOffice/7.3.7.2$Linux_X86_64 LibreOffice_project/30$Build-2</meta:generator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01cm" svg:height="9.001cm" xlink:href=".." xlink:type="simple" chart:class="chart:bar" chart:style-name="ch1">
        <chart:title svg:x="2.843cm" svg:y="0.316cm" chart:style-name="ch2">
          <text:p>A reklámkampány eredményességének vizsgálata</text:p>
        </chart:title>
        <chart:legend chart:legend-position="end" svg:x="14.57cm" svg:y="3.703cm" style:legend-expansion="high" chart:style-name="ch3"/>
        <chart:plot-area chart:style-name="ch4" table:cell-range-address="Kampány.A1:Kampány.D4" chart:data-source-has-labels="both" svg:x="1.327cm" svg:y="1.275cm" svg:width="12.927cm" svg:height="6.565cm">
          <chart:coordinate-region svg:x="2.134cm" svg:y="1.474cm" svg:width="12.12cm" svg:height="5.719cm"/>
          <chart:axis chart:dimension="x" chart:name="primary-x" chart:style-name="ch5" chartooo:axis-type="auto">
            <chartooo:date-scale/>
            <chart:title svg:x="6.476cm" svg:y="8.02cm" chart:style-name="ch6">
              <text:p>Tíznapos időszak</text:p>
            </chart:title>
            <chart:categories table:cell-range-address="Kampány.B1:Kampány.D1"/>
          </chart:axis>
          <chart:axis chart:dimension="y" chart:name="primary-y" chart:style-name="ch7">
            <chart:title svg:x="0.451cm" svg:y="6.003cm" chart:style-name="ch8">
              <text:p>Rendelések száma</text:p>
            </chart:title>
            <chart:grid chart:style-name="ch9" chart:class="major"/>
          </chart:axis>
          <chart:series chart:style-name="ch10" chart:values-cell-range-address="Kampány.B2:Kampány.D2" chart:label-cell-address="Kampány.A2:Kampány.A2" chart:class="chart:bar">
            <chart:data-point chart:repeated="3"/>
          </chart:series>
          <chart:series chart:style-name="ch11" chart:values-cell-range-address="Kampány.B3:Kampány.D3" chart:label-cell-address="Kampány.A3:Kampány.A3" chart:class="chart:bar">
            <chart:data-point chart:repeated="3"/>
          </chart:series>
          <chart:series chart:style-name="ch12" chart:values-cell-range-address="Kampány.B4:Kampány.D4" chart:label-cell-address="Kampány.A4:Kampány.A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.10</text:p>
                <draw:g>
                  <svg:desc>Kampány.B1:Kampány.D1</svg:desc>
                </draw:g>
              </table:table-cell>
              <table:table-cell office:value-type="string">
                <text:p>11..20</text:p>
              </table:table-cell>
              <table:table-cell office:value-type="string">
                <text:p>21..30</text:p>
              </table:table-cell>
            </table:table-row>
          </table:table-header-rows>
          <table:table-rows>
            <table:table-row>
              <table:table-cell office:value-type="string">
                <text:p>PL</text:p>
                <draw:g>
                  <svg:desc>Kampány.A2:Kampány.A2</svg:desc>
                </draw:g>
              </table:table-cell>
              <table:table-cell office:value-type="float" office:value="98">
                <text:p>98</text:p>
                <draw:g>
                  <svg:desc>Kampány.B2:Kampány.D2</svg:desc>
                </draw:g>
              </table:table-cell>
              <table:table-cell office:value-type="float" office:value="159">
                <text:p>1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TV</text:p>
                <draw:g>
                  <svg:desc>Kampány.A3:Kampány.A3</svg:desc>
                </draw:g>
              </table:table-cell>
              <table:table-cell office:value-type="float" office:value="97">
                <text:p>97</text:p>
                <draw:g>
                  <svg:desc>Kampány.B3:Kampány.D3</svg:desc>
                </draw:g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NR</text:p>
                <draw:g>
                  <svg:desc>Kampány.A4:Kampány.A4</svg:desc>
                </draw:g>
              </table:table-cell>
              <table:table-cell office:value-type="float" office:value="91">
                <text:p>91</text:p>
                <draw:g>
                  <svg:desc>Kampány.B4:Kampány.D4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